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ne Capcito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(V)</text:p>
          </table:table-cell>
          <table:table-cell office:value-type="string" calcext:value-type="string">
            <text:p>t(s)</text:p>
          </table:table-cell>
          <table:table-cell office:value-type="string" calcext:value-type="string">
            <text:p>ln(V)</text:p>
          </table:table-cell>
        </table:table-row>
        <table:table-row table:style-name="ro1">
          <table:table-cell office:value-type="float" office:value="1.784" calcext:value-type="float">
            <text:p>1.784</text:p>
          </table:table-cell>
          <table:table-cell office:value-type="float" office:value="45" calcext:value-type="float">
            <text:p>45</text:p>
          </table:table-cell>
          <table:table-cell table:formula="of:=LN(['One Capcitor'.A2])" office:value-type="float" office:value="0.578858034157818" calcext:value-type="float">
            <text:p>0.5788580342</text:p>
          </table:table-cell>
        </table:table-row>
        <table:table-row table:style-name="ro1">
          <table:table-cell office:value-type="float" office:value="1.777" calcext:value-type="float">
            <text:p>1.777</text:p>
          </table:table-cell>
          <table:table-cell office:value-type="float" office:value="60" calcext:value-type="float">
            <text:p>60</text:p>
          </table:table-cell>
          <table:table-cell table:formula="of:=LN(['One Capcitor'.A3])" office:value-type="float" office:value="0.574926549172514" calcext:value-type="float">
            <text:p>0.5749265492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75" calcext:value-type="float">
            <text:p>75</text:p>
          </table:table-cell>
          <table:table-cell table:formula="of:=LN(['One Capcitor'.A4])" office:value-type="float" office:value="0.570979546585738" calcext:value-type="float">
            <text:p>0.5709795466</text:p>
          </table:table-cell>
        </table:table-row>
        <table:table-row table:style-name="ro1">
          <table:table-cell office:value-type="float" office:value="1.764" calcext:value-type="float">
            <text:p>1.764</text:p>
          </table:table-cell>
          <table:table-cell office:value-type="float" office:value="90" calcext:value-type="float">
            <text:p>90</text:p>
          </table:table-cell>
          <table:table-cell table:formula="of:=LN(['One Capcitor'.A5])" office:value-type="float" office:value="0.5675839575846" calcext:value-type="float">
            <text:p>0.5675839576</text:p>
          </table:table-cell>
        </table:table-row>
        <table:table-row table:style-name="ro1">
          <table:table-cell office:value-type="float" office:value="1.759" calcext:value-type="float">
            <text:p>1.759</text:p>
          </table:table-cell>
          <table:table-cell office:value-type="float" office:value="105" calcext:value-type="float">
            <text:p>105</text:p>
          </table:table-cell>
          <table:table-cell table:formula="of:=LN(['One Capcitor'.A6])" office:value-type="float" office:value="0.564745465755421" calcext:value-type="float">
            <text:p>0.5647454658</text:p>
          </table:table-cell>
        </table:table-row>
        <table:table-row table:style-name="ro1">
          <table:table-cell office:value-type="float" office:value="1.754" calcext:value-type="float">
            <text:p>1.754</text:p>
          </table:table-cell>
          <table:table-cell office:value-type="float" office:value="120" calcext:value-type="float">
            <text:p>120</text:p>
          </table:table-cell>
          <table:table-cell table:formula="of:=LN(['One Capcitor'.A7])" office:value-type="float" office:value="0.561898893949991" calcext:value-type="float">
            <text:p>0.5618988939</text:p>
          </table:table-cell>
        </table:table-row>
        <table:table-row table:style-name="ro1">
          <table:table-cell office:value-type="float" office:value="1.749" calcext:value-type="float">
            <text:p>1.749</text:p>
          </table:table-cell>
          <table:table-cell office:value-type="float" office:value="135" calcext:value-type="float">
            <text:p>135</text:p>
          </table:table-cell>
          <table:table-cell table:formula="of:=LN(['One Capcitor'.A8])" office:value-type="float" office:value="0.559044196036465" calcext:value-type="float">
            <text:p>0.559044196</text:p>
          </table:table-cell>
        </table:table-row>
        <table:table-row table:style-name="ro1">
          <table:table-cell office:value-type="float" office:value="1.744" calcext:value-type="float">
            <text:p>1.744</text:p>
          </table:table-cell>
          <table:table-cell office:value-type="float" office:value="150" calcext:value-type="float">
            <text:p>150</text:p>
          </table:table-cell>
          <table:table-cell table:formula="of:=LN(['One Capcitor'.A9])" office:value-type="float" office:value="0.556181325486788" calcext:value-type="float">
            <text:p>0.5561813255</text:p>
          </table:table-cell>
        </table:table-row>
        <table:table-row table:style-name="ro1">
          <table:table-cell office:value-type="float" office:value="1.739" calcext:value-type="float">
            <text:p>1.739</text:p>
          </table:table-cell>
          <table:table-cell office:value-type="float" office:value="165" calcext:value-type="float">
            <text:p>165</text:p>
          </table:table-cell>
          <table:table-cell table:formula="of:=LN(['One Capcitor'.A10])" office:value-type="float" office:value="0.553310235372146" calcext:value-type="float">
            <text:p>0.5533102354</text:p>
          </table:table-cell>
        </table:table-row>
        <table:table-row table:style-name="ro1">
          <table:table-cell office:value-type="float" office:value="1.735" calcext:value-type="float">
            <text:p>1.735</text:p>
          </table:table-cell>
          <table:table-cell office:value-type="float" office:value="180" calcext:value-type="float">
            <text:p>180</text:p>
          </table:table-cell>
          <table:table-cell table:formula="of:=LN(['One Capcitor'.A11])" office:value-type="float" office:value="0.551007413398822" calcext:value-type="float">
            <text:p>0.5510074134</text:p>
          </table:table-cell>
        </table:table-row>
      </table:table>
      <table:table table:name="Serie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(V)</text:p>
          </table:table-cell>
          <table:table-cell office:value-type="string" calcext:value-type="string">
            <text:p>t(s)</text:p>
          </table:table-cell>
          <table:table-cell office:value-type="string" calcext:value-type="string">
            <text:p>ln(V)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.804" calcext:value-type="float">
            <text:p>1.80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.792" calcext:value-type="float">
            <text:p>1.79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.783" calcext:value-type="float">
            <text:p>1.78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.774" calcext:value-type="float">
            <text:p>1.774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.766" calcext:value-type="float">
            <text:p>1.76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.758" calcext:value-type="float">
            <text:p>1.758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.744" calcext:value-type="float">
            <text:p>1.744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1.737" calcext:value-type="float">
            <text:p>1.737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.724" calcext:value-type="float">
            <text:p>1.724</text:p>
          </table:table-cell>
          <table:table-cell office:value-type="float" office:value="180" calcext:value-type="float">
            <text:p>180</text:p>
          </table:table-cell>
          <table:table-cell/>
        </table:table-row>
      </table:table>
      <table:table table:name="Paralle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(V)</text:p>
          </table:table-cell>
          <table:table-cell office:value-type="string" calcext:value-type="string">
            <text:p>t(s)</text:p>
          </table:table-cell>
          <table:table-cell office:value-type="string" calcext:value-type="string">
            <text:p>ln(V)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.809" calcext:value-type="float">
            <text:p>1.80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.801" calcext:value-type="float">
            <text:p>1.80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.796" calcext:value-type="float">
            <text:p>1.79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.791" calcext:value-type="float">
            <text:p>1.791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.787" calcext:value-type="float">
            <text:p>1.78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.783" calcext:value-type="float">
            <text:p>1.783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1.773" calcext:value-type="float">
            <text:p>1.77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.767" calcext:value-type="float">
            <text:p>1.767</text:p>
          </table:table-cell>
          <table:table-cell office:value-type="float" office:value="180" calcext:value-type="float">
            <text:p>1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09:47:48.777344843</meta:creation-date>
    <dc:date>2019-02-01T11:08:21.663175147</dc:date>
    <meta:editing-duration>PT7M11S</meta:editing-duration>
    <meta:editing-cycles>3</meta:editing-cycles>
    <meta:generator>LibreOffice/5.1.6.2$Linux_X86_64 LibreOffice_project/10m0$Build-2</meta:generator>
    <meta:document-statistic meta:table-count="3" meta:cell-count="87" meta:object-count="0"/>
  </office:meta>
</office:document-meta>
</file>